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008in" fo:margin-right="0in" fo:text-align="center" style:justify-single-word="false" fo:text-indent="-0.002in" style:auto-text-indent="false"/>
      <style:text-properties officeooo:paragraph-rsid="000c06a7"/>
    </style:style>
    <style:style style:name="P2" style:family="paragraph" style:parent-style-name="Standard">
      <style:paragraph-properties fo:margin-left="0.0008in" fo:margin-right="0in" fo:text-align="center" style:justify-single-word="false" fo:text-indent="-0.002in" style:auto-text-indent="false">
        <style:tab-stops/>
      </style:paragraph-properties>
      <style:text-properties officeooo:paragraph-rsid="000c06a7"/>
    </style:style>
    <style:style style:name="P3" style:family="paragraph" style:parent-style-name="Standard">
      <style:paragraph-properties fo:margin-left="0.0008in" fo:margin-right="0in" fo:text-align="center" style:justify-single-word="false" fo:text-indent="-0.002in" style:auto-text-indent="false"/>
      <style:text-properties style:font-name="Times New Roman" fo:font-size="14pt" officeooo:paragraph-rsid="000b4bc0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.0008in" fo:margin-right="0in" fo:text-indent="-0.002in" style:auto-text-indent="false"/>
      <style:text-properties style:font-name="Times New Roman" fo:font-size="14pt" officeooo:paragraph-rsid="000b4bc0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.0008in" fo:margin-right="0in" fo:line-height="150%" fo:text-align="center" style:justify-single-word="false" fo:text-indent="-0.002in" style:auto-text-indent="false"/>
      <style:text-properties style:font-name="Times New Roman" fo:font-size="14pt" officeooo:rsid="0009ebc9" officeooo:paragraph-rsid="000b4bc0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.0008in" fo:margin-right="0in" fo:text-indent="-0.002in" style:auto-text-indent="false">
        <style:tab-stops/>
      </style:paragraph-properties>
      <style:text-properties style:font-name="Times New Roman" fo:font-size="14pt" fo:language="ru" fo:country="RU" officeooo:paragraph-rsid="000c06a7" style:font-size-asian="14pt" style:font-size-complex="14pt"/>
    </style:style>
    <style:style style:name="P7" style:family="paragraph" style:parent-style-name="Standard">
      <style:paragraph-properties fo:margin-left="0.0008in" fo:margin-right="0in" fo:text-align="center" style:justify-single-word="false" fo:text-indent="-0.002in" style:auto-text-indent="false"/>
      <style:text-properties style:font-name="Times New Roman" fo:font-size="14pt" fo:font-weight="bold" officeooo:paragraph-rsid="000b4bc0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.0008in" fo:margin-right="0in" fo:text-indent="-0.002in" style:auto-text-indent="false">
        <style:tab-stops/>
      </style:paragraph-properties>
      <style:text-properties officeooo:paragraph-rsid="000c06a7"/>
    </style:style>
    <style:style style:name="P9" style:family="paragraph" style:parent-style-name="Standard">
      <style:paragraph-properties fo:margin-left="0.0008in" fo:margin-right="0in" fo:text-align="end" style:justify-single-word="false" fo:text-indent="-0.002in" style:auto-text-indent="false">
        <style:tab-stops/>
      </style:paragraph-properties>
      <style:text-properties officeooo:paragraph-rsid="000c06a7"/>
    </style:style>
    <style:style style:name="P10" style:family="paragraph" style:parent-style-name="Standard">
      <style:paragraph-properties fo:margin-left="0.0008in" fo:margin-right="0in" fo:text-align="center" style:justify-single-word="false" fo:text-indent="-0.002in" style:auto-text-indent="false" fo:break-before="page"/>
      <style:text-properties style:font-name="Times New Roman" fo:font-size="14pt" fo:font-weight="bold" officeooo:paragraph-rsid="000b4bc0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 style:punctuation-wrap="simple" style:vertical-align="auto"/>
      <style:text-properties style:font-name="Times New Roman" fo:font-size="14pt" fo:language="bg" fo:country="BG" officeooo:rsid="0009ebc9" officeooo:paragraph-rsid="000c06a7" style:font-size-asian="14pt" style:font-size-complex="14pt"/>
    </style:style>
    <style:style style:name="P12" style:family="paragraph" style:parent-style-name="Standard">
      <style:paragraph-properties fo:margin-left="0in" fo:margin-right="0in" fo:text-align="center" style:justify-single-word="false" fo:text-indent="-0.0016in" style:auto-text-indent="false"/>
      <style:text-properties style:font-name="Times New Roman" officeooo:paragraph-rsid="000b4bc0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text-indent="-0.0016in" style:auto-text-indent="false"/>
      <style:text-properties style:font-name="Times New Roman" officeooo:paragraph-rsid="000b4bc0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text-align="center" style:justify-single-word="false" fo:text-indent="-0.0016in" style:auto-text-indent="false"/>
      <style:text-properties officeooo:paragraph-rsid="000c06a7"/>
    </style:style>
    <style:style style:name="P15" style:family="paragraph" style:parent-style-name="Standard">
      <style:paragraph-properties fo:margin-left="0in" fo:margin-right="0in" fo:margin-top="0.0835in" fo:margin-bottom="0in" loext:contextual-spacing="false" fo:text-indent="-0.0016in" style:auto-text-indent="false"/>
      <style:text-properties officeooo:paragraph-rsid="000b4bc0"/>
    </style:style>
    <style:style style:name="P16" style:family="paragraph" style:parent-style-name="Frame_20_contents">
      <style:paragraph-properties fo:margin-left="0in" fo:margin-right="0in" fo:text-indent="-0.0016in" style:auto-text-indent="false"/>
    </style:style>
    <style:style style:name="P17" style:family="paragraph" style:parent-style-name="Standard">
      <style:paragraph-properties fo:line-height="150%" fo:text-align="start" style:justify-single-word="false" fo:break-before="page" style:punctuation-wrap="simple" style:vertical-align="auto"/>
      <style:text-properties style:font-name="Times New Roman" fo:font-size="14pt" fo:language="bg" fo:country="BG" officeooo:rsid="000c06a7" officeooo:paragraph-rsid="000c06a7" style:font-size-asian="14pt" style:font-size-complex="14pt"/>
    </style:style>
    <style:style style:name="P18" style:family="paragraph" style:parent-style-name="Standard">
      <style:paragraph-properties fo:margin-left="0.002in" fo:margin-right="0in" fo:text-align="center" style:justify-single-word="false" fo:text-indent="-0.0035in" style:auto-text-indent="false">
        <style:tab-stops/>
      </style:paragraph-properties>
      <style:text-properties officeooo:paragraph-rsid="000c06a7"/>
    </style:style>
    <style:style style:name="P19" style:family="paragraph" style:parent-style-name="Standard">
      <style:paragraph-properties fo:margin-left="0.0016in" fo:margin-right="0in" fo:text-align="center" style:justify-single-word="false" fo:text-indent="-0.0028in" style:auto-text-indent="false"/>
      <style:text-properties style:font-name="Times New Roman" fo:font-size="22pt" fo:font-weight="bold" officeooo:paragraph-rsid="000b4bc0" style:font-name-asian="Times New Roman1" style:font-size-asian="22pt" style:font-weight-asian="bold" style:font-name-complex="Times New Roman1" style:font-size-complex="22pt"/>
    </style:style>
    <style:style style:name="P20" style:family="paragraph" style:parent-style-name="Standard">
      <loext:graphic-properties draw:fill="none"/>
      <style:paragraph-properties fo:margin-left="0.3118in" fo:margin-right="0.0618in" fo:margin-top="0in" fo:margin-bottom="0in" loext:contextual-spacing="false" fo:line-height="150%" fo:text-align="justify" style:justify-single-word="false" fo:text-indent="0.6252in" style:auto-text-indent="false" fo:background-color="transparent" style:punctuation-wrap="simple" style:vertical-align="auto"/>
      <style:text-properties style:font-name="Times New Roman" fo:font-size="14pt" fo:language="bg" fo:country="BG" fo:font-weight="bold" officeooo:rsid="000eb5ae" officeooo:paragraph-rsid="000f015c" style:font-size-asian="12.25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.3118in" fo:margin-right="0.0618in" fo:margin-top="0in" fo:margin-bottom="0in" loext:contextual-spacing="false" fo:line-height="150%" fo:text-align="justify" style:justify-single-word="false" fo:text-indent="0.6252in" style:auto-text-indent="false" fo:background-color="transparent"/>
      <style:text-properties fo:font-size="14pt" officeooo:rsid="0005f544" officeooo:paragraph-rsid="000f015c" style:font-size-asian="12.25pt" style:font-size-complex="14pt"/>
    </style:style>
    <style:style style:name="P22" style:family="paragraph" style:parent-style-name="Standard">
      <loext:graphic-properties draw:fill="none"/>
      <style:paragraph-properties fo:margin-left="0.3118in" fo:margin-right="0.0618in" fo:margin-top="0in" fo:margin-bottom="0in" loext:contextual-spacing="false" fo:line-height="150%" fo:text-align="justify" style:justify-single-word="false" fo:text-indent="0.6252in" style:auto-text-indent="false" fo:background-color="transparent"/>
      <style:text-properties fo:font-size="14pt" fo:language="bg" fo:country="BG" fo:font-weight="normal" officeooo:rsid="000631f5" officeooo:paragraph-rsid="000f015c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.3118in" fo:margin-right="0.0618in" fo:margin-top="0in" fo:margin-bottom="0in" loext:contextual-spacing="false" fo:line-height="150%" fo:text-align="justify" style:justify-single-word="false" fo:text-indent="0.6252in" style:auto-text-indent="false" fo:background-color="transparent"/>
      <style:text-properties fo:font-size="14pt" fo:language="bg" fo:country="BG" fo:font-weight="normal" officeooo:rsid="00082907" officeooo:paragraph-rsid="000f015c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.3118in" fo:margin-right="0.0618in" fo:margin-top="0in" fo:margin-bottom="0in" loext:contextual-spacing="false" fo:line-height="150%" fo:text-align="justify" style:justify-single-word="false" fo:text-indent="0.6252in" style:auto-text-indent="false" fo:background-color="transparent"/>
      <style:text-properties fo:font-size="14pt" fo:language="bg" fo:country="BG" fo:font-weight="normal" officeooo:rsid="000e74a8" officeooo:paragraph-rsid="000f015c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.3118in" fo:margin-right="0.0618in" fo:margin-top="0in" fo:margin-bottom="0in" loext:contextual-spacing="false" fo:line-height="150%" fo:text-align="justify" style:justify-single-word="false" fo:text-indent="0.6252in" style:auto-text-indent="false" fo:background-color="transparent"/>
      <style:text-properties fo:font-size="14pt" fo:language="bg" fo:country="BG" fo:font-weight="normal" officeooo:rsid="000e74a8" officeooo:paragraph-rsid="000f015c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.3118in" fo:margin-right="0.0618in" fo:margin-top="0in" fo:margin-bottom="0in" loext:contextual-spacing="false" fo:line-height="150%" fo:text-align="justify" style:justify-single-word="false" fo:text-indent="0.6252in" style:auto-text-indent="false" fo:background-color="transparent"/>
      <style:text-properties fo:font-size="14pt" fo:language="bg" fo:country="BG" fo:font-weight="bold" officeooo:rsid="000eb5ae" officeooo:paragraph-rsid="000f015c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margin-left="0.3118in" fo:margin-right="0.0618in" fo:margin-top="0in" fo:margin-bottom="0in" loext:contextual-spacing="false" fo:line-height="150%" fo:text-align="start" style:justify-single-word="false" fo:text-indent="0.6252in" style:auto-text-indent="false" fo:background-color="transparent"/>
      <style:text-properties officeooo:paragraph-rsid="000f015c"/>
    </style:style>
    <style:style style:name="P28" style:family="paragraph" style:parent-style-name="Standard" style:master-page-name="">
      <loext:graphic-properties draw:fill="none"/>
      <style:paragraph-properties fo:margin-left="0.3118in" fo:margin-right="0.0618in" fo:margin-top="0in" fo:margin-bottom="0in" loext:contextual-spacing="false" fo:line-height="150%" fo:text-align="justify" style:justify-single-word="false" fo:text-indent="0.6252in" style:auto-text-indent="false" style:page-number="auto" fo:background-color="transparent"/>
      <style:text-properties fo:font-size="14pt" officeooo:rsid="0005f544" officeooo:paragraph-rsid="000f015c" style:font-size-asian="12.25pt" style:font-size-complex="14pt"/>
    </style:style>
    <style:style style:name="P29" style:family="paragraph" style:parent-style-name="Standard" style:list-style-name="L1">
      <style:paragraph-properties fo:text-align="center" style:justify-single-word="false"/>
      <style:text-properties officeooo:paragraph-rsid="000f015c"/>
    </style:style>
    <style:style style:name="P30" style:family="paragraph" style:parent-style-name="Standard">
      <style:paragraph-properties fo:text-align="center" style:justify-single-word="false"/>
      <style:text-properties fo:font-size="14pt" officeooo:rsid="000e3438" officeooo:paragraph-rsid="000f015c" style:font-size-asian="14pt" style:font-size-complex="14pt"/>
    </style:style>
    <style:style style:name="P31" style:family="paragraph" style:parent-style-name="Standard">
      <style:paragraph-properties fo:margin-left="0.3in" fo:margin-right="0in" fo:margin-top="0in" fo:margin-bottom="0in" loext:contextual-spacing="false" fo:line-height="150%" fo:text-align="center" style:justify-single-word="false" fo:text-indent="0in" style:auto-text-indent="false" fo:break-before="page"/>
      <style:text-properties fo:font-size="16pt" fo:language="bg" fo:country="BG" fo:font-weight="bold" officeooo:rsid="00054a1e" officeooo:paragraph-rsid="000f015c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.3in" fo:margin-right="0in" fo:margin-top="0in" fo:margin-bottom="0in" loext:contextual-spacing="false" fo:line-height="150%" fo:text-align="center" style:justify-single-word="false" fo:text-indent="0.6in" style:auto-text-indent="false"/>
      <style:text-properties fo:font-size="16pt" fo:language="bg" fo:country="BG" fo:font-weight="bold" officeooo:rsid="00054a1e" officeooo:paragraph-rsid="000f015c" style:font-size-asian="16pt" style:font-weight-asian="bold" style:font-size-complex="16pt" style:font-weight-complex="bold"/>
    </style:style>
    <style:style style:name="P33" style:family="paragraph" style:parent-style-name="Standard" style:list-style-name="L3">
      <loext:graphic-properties draw:fill="none"/>
      <style:paragraph-properties fo:margin-top="0in" fo:margin-bottom="0in" loext:contextual-spacing="false" fo:line-height="150%" fo:text-align="start" style:justify-single-word="false" fo:background-color="transparent"/>
      <style:text-properties officeooo:paragraph-rsid="000f015c"/>
    </style:style>
    <style:style style:name="P34" style:family="paragraph" style:parent-style-name="Заглавие_20_2" style:list-style-name="WWNum3" style:master-page-name="MP0">
      <style:paragraph-properties style:page-number="auto" fo:break-before="page"/>
      <style:text-properties officeooo:paragraph-rsid="000c06a7"/>
    </style:style>
    <style:style style:name="P35" style:family="paragraph" style:parent-style-name="Списък_20_на_20_абзаци" style:list-style-name="WWNum4">
      <style:text-properties officeooo:paragraph-rsid="000c06a7"/>
    </style:style>
    <style:style style:name="P36" style:family="paragraph" style:parent-style-name="Списък_20_на_20_абзаци" style:list-style-name="WWNum4">
      <style:text-properties fo:color="#222222" style:font-name="Arial" fo:font-size="14pt" fo:language="ru" fo:country="RU" officeooo:paragraph-rsid="000c06a7" style:font-size-asian="14pt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4" style:family="text">
      <style:text-properties style:font-name="Times New Roman" fo:font-size="14pt" fo:language="ru" fo:country="RU" style:font-size-asian="14pt" style:font-size-complex="14pt"/>
    </style:style>
    <style:style style:name="T5" style:family="text">
      <style:text-properties style:font-name="Times New Roman" fo:font-size="14pt" fo:language="bg" fo:country="BG" style:font-size-asian="14pt" style:font-size-complex="14pt"/>
    </style:style>
    <style:style style:name="T6" style:family="text">
      <style:text-properties style:font-name="Times New Roman" fo:font-size="14pt" fo:language="bg" fo:country="BG" officeooo:rsid="00193dfb" style:font-size-asian="14pt" style:font-size-complex="14pt"/>
    </style:style>
    <style:style style:name="T7" style:family="text">
      <style:text-properties style:font-name="Times New Roman" fo:font-style="italic" style:font-name-asian="Times New Roman1" style:font-style-asian="italic" style:font-name-complex="Times New Roman1"/>
    </style:style>
    <style:style style:name="T8" style:family="text">
      <style:text-properties style:font-name="Times New Roman" fo:font-style="italic" officeooo:rsid="000b4bc0" style:font-name-asian="Times New Roman1" style:font-style-asian="italic" style:font-name-complex="Times New Roman1"/>
    </style:style>
    <style:style style:name="T9" style:family="text">
      <style:text-properties fo:font-size="14pt" fo:language="en" fo:country="US" style:font-size-asian="14pt" style:language-asian="en" style:country-asian="US" style:font-size-complex="14pt" style:language-complex="ar" style:country-complex="SA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bg" fo:country="BG" fo:font-weight="normal" officeooo:rsid="000e3438" style:font-size-asian="14pt" style:font-weight-asian="normal" style:font-size-complex="14pt" style:font-weight-complex="normal"/>
    </style:style>
    <style:style style:name="T12" style:family="text">
      <style:text-properties fo:font-size="14pt" fo:language="bg" fo:country="BG" fo:font-weight="normal" officeooo:rsid="001cb8d7" style:font-size-asian="14pt" style:font-weight-asian="normal" style:font-size-complex="14pt" style:font-weight-complex="normal"/>
    </style:style>
    <style:style style:name="T13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14" style:family="text">
      <style:text-properties fo:color="#000000" style:font-name="Times New Roman" fo:font-size="14pt" fo:language="ru" fo:country="RU" fo:font-weight="bold" style:font-size-asian="14pt" style:font-weight-asian="bold" style:font-size-complex="14pt"/>
    </style:style>
    <style:style style:name="T15" style:family="text">
      <style:text-properties style:text-position="super 64%" style:font-name="Times New Roman" fo:font-size="14pt" fo:language="ru" fo:country="RU" style:font-size-asian="14pt" style:font-size-complex="14pt"/>
    </style:style>
    <style:style style:name="T16" style:family="text">
      <style:text-properties fo:color="#222222" style:font-name="Arial" fo:font-size="14pt" fo:language="ru" fo:country="RU" style:font-size-asian="14pt" style:font-size-complex="14pt"/>
    </style:style>
    <style:style style:name="T17" style:family="text">
      <style:text-properties fo:color="#222222" style:font-name="Arial" fo:font-size="14pt" fo:language="ru" fo:country="RU" officeooo:rsid="001d20b2" style:font-size-asian="14pt" style:font-size-complex="14pt"/>
    </style:style>
    <style:style style:name="T18" style:family="text">
      <style:text-properties fo:color="#222222" style:font-name="Arial" fo:font-size="14pt" fo:language="ru" fo:country="RU" officeooo:rsid="001daa1c" style:font-size-asian="14pt" style:font-size-complex="14pt"/>
    </style:style>
    <style:style style:name="T19" style:family="text">
      <style:text-properties fo:color="#222222" style:font-name="Arial" fo:font-size="14pt" fo:language="ru" fo:country="RU" officeooo:rsid="002077bb" style:font-size-asian="14pt" style:font-size-complex="14pt"/>
    </style:style>
    <style:style style:name="T20" style:family="text">
      <style:text-properties fo:color="#222222" style:font-name="Arial" fo:font-size="14pt" fo:language="ru" fo:country="RU" style:font-name-asian="Times New Roman1" style:font-size-asian="14pt" style:font-name-complex="Times New Roman1" style:font-size-complex="14pt"/>
    </style:style>
    <style:style style:name="T21" style:family="text">
      <style:text-properties fo:color="#222222" style:font-name="Arial" fo:font-size="14pt" style:font-size-asian="14pt" style:font-size-complex="14pt"/>
    </style:style>
    <style:style style:name="T22" style:family="text">
      <style:text-properties fo:color="#222222" style:font-name="Times New Roman" fo:font-size="14pt" fo:language="ru" fo:country="RU" style:font-size-asian="14pt" style:font-size-complex="14pt"/>
    </style:style>
    <style:style style:name="T23" style:family="text">
      <style:text-properties fo:font-weight="normal" style:font-size-asian="14pt" style:font-weight-asian="normal" style:font-weight-complex="normal"/>
    </style:style>
    <style:style style:name="T24" style:family="text">
      <style:text-properties fo:font-weight="normal" officeooo:rsid="0023be95" style:font-size-asian="14pt" style:font-weight-asian="normal" style:font-weight-complex="normal"/>
    </style:style>
    <style:style style:name="T25" style:family="text">
      <style:text-properties fo:font-weight="normal" officeooo:rsid="000fb971" style:font-size-asian="14pt" style:font-weight-asian="normal" style:font-weight-complex="normal"/>
    </style:style>
    <style:style style:name="T26" style:family="text">
      <style:text-properties fo:font-weight="normal" officeooo:rsid="0012b98b" style:font-size-asian="14pt" style:font-weight-asian="normal" style:font-weight-complex="normal"/>
    </style:style>
    <style:style style:name="T27" style:family="text">
      <style:text-properties fo:font-weight="normal" officeooo:rsid="0025582f" style:font-size-asian="14pt" style:font-weight-asian="normal" style:font-weight-complex="normal"/>
    </style:style>
    <style:style style:name="T28" style:family="text">
      <style:text-properties fo:font-weight="normal" officeooo:rsid="002657ea" style:font-size-asian="14pt" style:font-weight-asian="normal" style:font-weight-complex="normal"/>
    </style:style>
    <style:style style:name="T29" style:family="text">
      <style:text-properties fo:font-weight="normal" officeooo:rsid="002a7aab" style:font-size-asian="14pt" style:font-weight-asian="normal" style:font-weight-complex="normal"/>
    </style:style>
    <style:style style:name="T30" style:family="text">
      <style:text-properties fo:font-weight="normal" officeooo:rsid="002dcb8d" style:font-size-asian="14pt" style:font-weight-asian="normal" style:font-weight-complex="normal"/>
    </style:style>
    <style:style style:name="T31" style:family="text">
      <style:text-properties fo:font-weight="normal" officeooo:rsid="002e639e" style:font-size-asian="14pt" style:font-weight-asian="normal" style:font-weight-complex="normal"/>
    </style:style>
    <style:style style:name="T32" style:family="text">
      <style:text-properties fo:language="bg" fo:country="BG" fo:font-weight="normal" style:font-weight-asian="normal" style:font-weight-complex="normal"/>
    </style:style>
    <style:style style:name="T33" style:family="text">
      <style:text-properties fo:language="bg" fo:country="BG" fo:font-weight="normal" officeooo:rsid="001e1cdd" style:font-weight-asian="normal" style:font-weight-complex="normal"/>
    </style:style>
    <style:style style:name="T34" style:family="text">
      <style:text-properties fo:language="bg" fo:country="BG" fo:font-weight="normal" officeooo:rsid="000631f5" style:font-weight-asian="normal" style:font-weight-complex="normal"/>
    </style:style>
    <style:style style:name="T35" style:family="text">
      <style:text-properties fo:language="bg" fo:country="BG" fo:font-weight="normal" officeooo:rsid="001d917d" style:font-weight-asian="normal" style:font-weight-complex="normal"/>
    </style:style>
    <style:style style:name="T36" style:family="text">
      <style:text-properties fo:language="bg" fo:country="BG" fo:font-weight="bold" style:font-weight-asian="bold" style:font-weight-complex="bold"/>
    </style:style>
    <style:style style:name="T37" style:family="text">
      <style:text-properties style:font-size-asian="14pt"/>
    </style:style>
    <style:style style:name="T38" style:family="text">
      <style:text-properties officeooo:rsid="000e3438" style:font-size-asian="14pt"/>
    </style:style>
    <style:style style:name="T39" style:family="text">
      <style:text-properties officeooo:rsid="000cbc89" style:font-size-asian="14pt"/>
    </style:style>
    <style:style style:name="T40" style:family="text">
      <style:text-properties officeooo:rsid="00225400" style:font-size-asian="14pt"/>
    </style:style>
    <style:style style:name="T41" style:family="text">
      <style:text-properties officeooo:rsid="00191c65" style:font-size-asian="14pt"/>
    </style:style>
    <style:style style:name="T42" style:family="text">
      <style:text-properties officeooo:rsid="00226f7f" style:font-size-asian="14pt"/>
    </style:style>
    <style:style style:name="T43" style:family="text">
      <style:text-properties officeooo:rsid="00194e30" style:font-size-asian="14pt"/>
    </style:style>
    <style:style style:name="T44" style:family="text">
      <style:text-properties officeooo:rsid="001f25e8"/>
    </style:style>
    <style:style style:name="T45" style:family="text">
      <style:text-properties officeooo:rsid="0018473e"/>
    </style:style>
    <style:style style:name="T46" style:family="text">
      <style:text-properties officeooo:rsid="0008a0cb"/>
    </style:style>
    <style:style style:name="T47" style:family="text">
      <style:text-properties fo:font-weight="bold" officeooo:rsid="0008a0cb" style:font-weight-asian="bold" style:font-weight-complex="bold"/>
    </style:style>
    <style:style style:name="T48" style:family="text">
      <style:text-properties fo:font-weight="bold" style:font-size-asian="14pt" style:font-weight-asian="bold" style:font-weight-complex="bold"/>
    </style:style>
    <style:style style:name="T49" style:family="text">
      <style:text-properties fo:font-weight="bold" officeooo:rsid="000af199" style:font-size-asian="14pt" style:font-weight-asian="bold" style:font-weight-complex="bold"/>
    </style:style>
    <style:style style:name="T50" style:family="text">
      <style:text-properties fo:font-weight="bold" officeooo:rsid="000cbc89" style:font-size-asian="14pt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0984in" fo:padding-right="0.0984in" fo:padding-top="0.0492in" fo:padding-bottom="0.0492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in" draw:visible-area-width="1.9701in" draw:visible-area-height="1.9701in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ТЕХНОЛОГИЧНО УЧИЛИЩЕ ЕЛЕКТРОННИ СИСТЕМИ</text:p>
      <text:p text:style-name="P7">към ТЕХНИЧЕСКИ УНИВЕРСИТЕТ - СОФИЯ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ДИПЛОМНА <text:s/>РАБОТА</text:p>
      <text:p text:style-name="P12"/>
      <text:p text:style-name="P13"/>
      <text:p text:style-name="P13"/>
      <text:p text:style-name="P13"/>
      <text:p text:style-name="P13"/>
      <text:p text:style-name="P1"><text:span text:style-name="T1">Тема: </text:span><text:span text:style-name="Шрифт_20_на_20_абзаца_20_по_20_подразбиране"><text:span text:style-name="T20">Уеб базирана информационна система за нуждите на медицинските лица в училищата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ипломант:<text:tab/><text:tab/><text:tab/><text:tab/><text:tab/>Научен ръководител:</text:p>
      <text:p text:style-name="P15"><text:span text:style-name="T7"><text:s text:c="4"/><text:tab/> <text:s text:c="8"/></text:span><text:span text:style-name="T8">Михаел Георгиев</text:span><text:span text:style-name="T2"><text:tab/><text:tab/><text:tab/><text:tab/></text:span><text:span text:style-name="T7"> <text:s text:c="6"/></text:span><text:span text:style-name="T8">Ивайло Михайлов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СОФИЯ</text:p>
      <text:p text:style-name="P3"/>
      <text:p text:style-name="P5">2 0 2 1</text:p>
      <text:list xml:id="list325201692" text:style-name="WWNum3">
        <text:list-item>
          <text:list>
            <text:list-item>
              <text:p text:style-name="P34"><draw:frame draw:style-name="fr1" draw:name="Frame1" text:anchor-type="paragraph" svg:x="-0.1457in" svg:y="-0.2244in" svg:width="1.6181in" style:rel-width="scale" svg:height="0.8945in" style:rel-height="scale" draw:z-index="0"><draw:text-box><text:p text:style-name="P16"><draw:frame draw:style-name="fr2" draw:name="Object 4" text:anchor-type="as-char" svg:y="0in" svg:width="1.45in" style:rel-width="scale" svg:height="0.7835in" style:rel-height="scale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/text:p></draw:text-box></draw:frame><text:span text:style-name="Шрифт_20_на_20_абзаца_20_по_20_подразбиране"><text:span text:style-name="T9"/></text:span></text:p>
            </text:list-item>
          </text:list>
        </text:list-item>
      </text:list>
      <text:p text:style-name="P14"><text:span text:style-name="Шрифт_20_на_20_абзаца_20_по_20_подразбиране"><text:span text:style-name="T13">T</text:span></text:span><text:span text:style-name="Шрифт_20_на_20_абзаца_20_по_20_подразбиране"><text:span text:style-name="T14">ЕХНОЛОГИЧНО <text:s/>УЧИЛИЩЕ</text:span></text:span></text:p>
      <text:p text:style-name="P2"><text:span text:style-name="Шрифт_20_на_20_абзаца_20_по_20_подразбиране"><text:span text:style-name="T3">ЕЛЕКТРОННИ <text:s/>СИСТЕМИ</text:span></text:span></text:p>
      <text:p text:style-name="P2"><text:span text:style-name="Шрифт_20_на_20_абзаца_20_по_20_подразбиране"><text:span text:style-name="T3">към <text:s/>ТЕХНИЧЕСКИ <text:s/>УНИВЕРСИТЕТ - СОФИЯ</text:span></text:span></text:p>
      <text:p text:style-name="P6"/>
      <text:p text:style-name="P8"><text:span text:style-name="Шрифт_20_на_20_абзаца_20_по_20_подразбиране"><text:span text:style-name="T4">Дата на заданието: <text:s text:c="2"/></text:span></text:span><text:span text:style-name="Шрифт_20_на_20_абзаца_20_по_20_подразбиране"><text:span text:style-name="T5">1</text:span></text:span><text:span text:style-name="Шрифт_20_на_20_абзаца_20_по_20_подразбиране"><text:span text:style-name="T6">5</text:span></text:span><text:span text:style-name="Шрифт_20_на_20_абзаца_20_по_20_подразбиране"><text:span text:style-name="T4">.1</text:span></text:span><text:span text:style-name="Шрифт_20_на_20_абзаца_20_по_20_подразбиране"><text:span text:style-name="T5">1</text:span></text:span><text:span text:style-name="Шрифт_20_на_20_абзаца_20_по_20_подразбиране"><text:span text:style-name="T4">.2020 </text:span></text:span><text:span text:style-name="Шрифт_20_на_20_абзаца_20_по_20_подразбиране"><text:span text:style-name="T5">г</text:span></text:span><text:span text:style-name="Шрифт_20_на_20_абзаца_20_по_20_подразбиране"><text:span text:style-name="T4">.<text:tab/><text:tab/>Утвърждавам:.....................</text:span></text:span><text:span text:style-name="Шрифт_20_на_20_абзаца_20_по_20_подразбиране"><text:span text:style-name="T5">......</text:span></text:span><text:span text:style-name="Шрифт_20_на_20_абзаца_20_по_20_подразбиране"><text:span text:style-name="T4">...</text:span></text:span></text:p>
      <text:p text:style-name="P8"><text:span text:style-name="Шрифт_20_на_20_абзаца_20_по_20_подразбиране"><text:span text:style-name="T4">Дата на предаване: <text:s text:c="2"/></text:span></text:span><text:span text:style-name="Шрифт_20_на_20_абзаца_20_по_20_подразбиране"><text:span text:style-name="T5">15</text:span></text:span><text:span text:style-name="Шрифт_20_на_20_абзаца_20_по_20_подразбиране"><text:span text:style-name="T4">.0</text:span></text:span><text:span text:style-name="Шрифт_20_на_20_абзаца_20_по_20_подразбиране"><text:span text:style-name="T5">2.</text:span></text:span><text:span text:style-name="Шрифт_20_на_20_абзаца_20_по_20_подразбиране"><text:span text:style-name="T4">2021 </text:span></text:span><text:span text:style-name="Шрифт_20_на_20_абзаца_20_по_20_подразбиране"><text:span text:style-name="T5">г</text:span></text:span><text:span text:style-name="Шрифт_20_на_20_абзаца_20_по_20_подразбиране"><text:span text:style-name="T4">.</text:span></text:span><text:span text:style-name="Шрифт_20_на_20_абзаца_20_по_20_подразбиране"><text:span text:style-name="T5"><text:tab/><text:tab/><text:tab/>/проф. д-р инж. Т. Василева/</text:span></text:span></text:p>
      <text:p text:style-name="P6"/>
      <text:p text:style-name="P18"><text:span text:style-name="Шрифт_20_на_20_абзаца_20_по_20_подразбиране"><text:span text:style-name="T3">ЗАДАНИЕ</text:span></text:span></text:p>
      <text:p text:style-name="P18"><text:span text:style-name="Шрифт_20_на_20_абзаца_20_по_20_подразбиране"><text:span text:style-name="T3">за дипломна работа</text:span></text:span></text:p>
      <text:p text:style-name="P2"><text:span text:style-name="Шрифт_20_на_20_абзаца_20_по_20_подразбиране"><text:span text:style-name="T4">на ученика Михаел Георгиев Георгиев 12 </text:span></text:span><text:span text:style-name="Шрифт_20_на_20_абзаца_20_по_20_подразбиране"><text:span text:style-name="T15">А</text:span></text:span><text:span text:style-name="Шрифт_20_на_20_абзаца_20_по_20_подразбиране"><text:span text:style-name="T4"> <text:s/>клас</text:span></text:span></text:p>
      <text:p text:style-name="P2"><text:span text:style-name="Шрифт_20_на_20_абзаца_20_по_20_подразбиране"><text:span text:style-name="T4"/></text:span></text:p>
      <text:list xml:id="list273872762" text:style-name="WWNum4">
        <text:list-item text:start-value="1">
          <text:p text:style-name="P35"><text:span text:style-name="Шрифт_20_на_20_абзаца_20_по_20_подразбиране"><text:span text:style-name="T4">Тема: </text:span></text:span><text:span text:style-name="Шрифт_20_на_20_абзаца_20_по_20_подразбиране"><text:span text:style-name="T16">Уеб базирана информационна система за нуждите на медицинските лица в училищата.</text:span></text:span></text:p>
          <text:p text:style-name="P35"><text:span text:style-name="Шрифт_20_на_20_абзаца_20_по_20_подразбиране"><text:span text:style-name="T16"/></text:span></text:p>
        </text:list-item>
        <text:list-item>
          <text:p text:style-name="P35"><text:span text:style-name="Шрифт_20_на_20_абзаца_20_по_20_подразбиране"><text:span text:style-name="T4">Изисквания:</text:span></text:span></text:p>
          <text:list>
            <text:list-item>
              <text:p text:style-name="P35"><text:span text:style-name="Шрифт_20_на_20_абзаца_20_по_20_подразбиране"><text:span text:style-name="T22">Логин екран за служителя;</text:span></text:span></text:p>
            </text:list-item>
            <text:list-item>
              <text:p text:style-name="P35"><text:span text:style-name="Шрифт_20_на_20_абзаца_20_по_20_подразбиране"><text:span text:style-name="T16">Възможност за визуализация и </text:span></text:span><text:span text:style-name="Шрифт_20_на_20_абзаца_20_по_20_подразбиране"><text:span text:style-name="T21">CRUD</text:span></text:span><text:span text:style-name="Шрифт_20_на_20_абзаца_20_по_20_подразбиране"><text:span text:style-name="T16"> операции на следните типове данни: </text:span></text:span><text:span text:style-name="Шрифт_20_на_20_абзаца_20_по_20_подразбиране"><text:span text:style-name="T17">д</text:span></text:span><text:span text:style-name="Шрифт_20_на_20_абзаца_20_по_20_подразбиране"><text:span text:style-name="T16">анни за училището, </text:span></text:span><text:span text:style-name="Шрифт_20_на_20_абзаца_20_по_20_подразбиране"><text:span text:style-name="T17">л</text:span></text:span><text:span text:style-name="Шрифт_20_на_20_абзаца_20_по_20_подразбиране"><text:span text:style-name="T16">ична здравно-профилактична карта, </text:span></text:span><text:span text:style-name="Шрифт_20_на_20_абзаца_20_по_20_подразбиране"><text:span text:style-name="T17">з</text:span></text:span><text:span text:style-name="Шрифт_20_на_20_абзаца_20_по_20_подразбиране"><text:span text:style-name="T16">дравословно състояние, </text:span></text:span><text:span text:style-name="Шрифт_20_на_20_абзаца_20_по_20_подразбиране"><text:span text:style-name="T17">п</text:span></text:span><text:span text:style-name="Шрифт_20_на_20_абзаца_20_по_20_подразбиране"><text:span text:style-name="T16">роведени профилактични прегледи, </text:span></text:span><text:span text:style-name="Шрифт_20_на_20_абзаца_20_по_20_подразбиране"><text:span text:style-name="T17">в</text:span></text:span><text:span text:style-name="Шрифт_20_на_20_абзаца_20_по_20_подразбиране"><text:span text:style-name="T16">редни навици и пристрастявания;</text:span></text:span></text:p>
            </text:list-item>
            <text:list-item>
              <text:p text:style-name="P35"><text:span text:style-name="T16">Възможност личен лекар да подаде към училищен лекар </text:span><text:span text:style-name="T17">необходимите</text:span><text:span text:style-name="T16"> форми електронно - </text:span><text:span text:style-name="T18">Поддръжка на достъп за личен лекар. Личният лекар да има списък с всички негови ученици </text:span><text:span text:style-name="T19">от</text:span><text:span text:style-name="T18"> всички училища в системата</text:span><text:span text:style-name="T16">;</text:span></text:p>
            </text:list-item>
            <text:list-item>
              <text:p text:style-name="P35"><text:span text:style-name="T16">Статистически данни за диспансерно наблюдение и брой регистрирани заболявания и аномалии на база на горните </text:span><text:span text:style-name="T18">данни</text:span><text:span text:style-name="T16">;</text:span></text:p>
            </text:list-item>
            <text:list-item>
              <text:p text:style-name="P36"><text:s/>Всеки документ в системата да поддържа опция за сваляне като документ готов за разпечатка;</text:p>
            </text:list-item>
            <text:list-item>
              <text:p text:style-name="P35"><text:span text:style-name="Шрифт_20_на_20_абзаца_20_по_20_подразбиране"><text:span text:style-name="T16"><text:s/>Поддръжка на родителски профили за всяко дете и съответно възможност за уведомления (в системата и по имейл) от и до съответен родител </text:span></text:span><text:span text:style-name="Шрифт_20_на_20_абзаца_20_по_20_подразбиране"><text:span text:style-name="T21">и други подобни.</text:span></text:span></text:p>
              <text:p text:style-name="P35"><text:span text:style-name="Шрифт_20_на_20_абзаца_20_по_20_подразбиране"><text:span text:style-name="T21"/></text:span></text:p>
            </text:list-item>
          </text:list>
        </text:list-item>
      </text:list>
      <text:list xml:id="list91260736876634" text:style-name="WWNum4">
        <text:list-item>
          <text:p text:style-name="P35"><text:span text:style-name="Шрифт_20_на_20_абзаца_20_по_20_подразбиране"><text:span text:style-name="T4">Съдържание</text:span></text:span></text:p>
          <text:list>
            <text:list-item>
              <text:p text:style-name="P35"><text:span text:style-name="Шрифт_20_на_20_абзаца_20_по_20_подразбиране"><text:span text:style-name="T4">Обзор </text:span></text:span></text:p>
            </text:list-item>
            <text:list-item>
              <text:p text:style-name="P35"><text:span text:style-name="Шрифт_20_на_20_абзаца_20_по_20_подразбиране"><text:span text:style-name="T4">Същинска част</text:span></text:span></text:p>
            </text:list-item>
            <text:list-item>
              <text:p text:style-name="P35"><text:span text:style-name="Шрифт_20_на_20_абзаца_20_по_20_подразбиране"><text:span text:style-name="T4">Приложение</text:span></text:span></text:p>
            </text:list-item>
          </text:list>
        </text:list-item>
      </text:list>
      <text:p text:style-name="P9"><text:span text:style-name="Шрифт_20_на_20_абзаца_20_по_20_подразбиране"><text:span text:style-name="T4">Дипломант :........................................…</text:span></text:span></text:p>
      <text:p text:style-name="P9"><text:span text:style-name="Шрифт_20_на_20_абзаца_20_по_20_подразбиране"><text:span text:style-name="T4">Ръководител:..........................................</text:span></text:span></text:p>
      <text:p text:style-name="P9"><text:span text:style-name="Шрифт_20_на_20_абзаца_20_по_20_подразбиране"><text:span text:style-name="T4">/</text:span></text:span><text:span text:style-name="Шрифт_20_на_20_абзаца_20_по_20_подразбиране"><text:span text:style-name="T5">Ивайло Михайлов</text:span></text:span><text:span text:style-name="Шрифт_20_на_20_абзаца_20_по_20_подразбиране"><text:span text:style-name="T4">/</text:span></text:span></text:p>
      <text:p text:style-name="P9"><text:span text:style-name="Шрифт_20_на_20_абзаца_20_по_20_подразбиране"><text:span text:style-name="T4">Директор:................................................</text:span></text:span></text:p>
      <text:p text:style-name="P2"><text:span text:style-name="Шрифт_20_на_20_абзаца_20_по_20_подразбиране"><text:span text:style-name="T5"><text:s text:c="77"/></text:span></text:span><text:span text:style-name="Шрифт_20_на_20_абзаца_20_по_20_подразбиране"><text:span text:style-name="T4">/ </text:span></text:span><text:span text:style-name="Шрифт_20_на_20_абзаца_20_по_20_подразбиране"><text:span text:style-name="T5">доц. д-р инж. Ст. Стефанова /</text:span></text:span></text:p>
      <text:p text:style-name="P11"/>
      <text:p text:style-name="P17"/>
      <text:p text:style-name="P31">Увод</text:p>
      <text:p text:style-name="P32"/>
      <text:p text:style-name="P28"><text:span text:style-name="T32">Информационна система </text:span><text:span text:style-name="T36">„Училищно здраве“</text:span><text:span text:style-name="T32"> </text:span><text:span text:style-name="T33">е разработена </text:span><text:span text:style-name="T32">главно за нуждите на медицинските лица, </text:span><text:span text:style-name="T34">работещи</text:span><text:span text:style-name="T32"> в училищата, в пряка връзка с дейността, която </text:span><text:span text:style-name="T35">упражняват</text:span><text:span text:style-name="T32"> те. Нейни потребители ще бъдат също личните лекари и родителите на учениците.</text:span></text:p>
      <text:p text:style-name="P21"><text:span text:style-name="T32"/></text:p>
      <text:p text:style-name="P21"><text:span text:style-name="T38">Документи според които системата ще бъде разработена:</text:span></text:p>
      <text:list xml:id="list3588383655" text:style-name="L1">
        <text:list-item>
          <text:p text:style-name="P29"><text:span text:style-name="T10">НАРЕДБА № 3 ОТ 27 АПРИЛ 2000 Г. ЗА ЗДРАВНИТЕ КАБИНЕТИ </text:span></text:p>
          <text:p text:style-name="P29"><text:span text:style-name="T10">В ДЕТСКИТЕ ЗАВЕДЕНИЯ И УЧИЛИЩАТА</text:span></text:p>
        </text:list-item>
      </text:list>
      <text:p text:style-name="P30">Издадена от министъра на здравеопазването</text:p>
      <text:p text:style-name="P30">Обн. ДВ. бр.<text:bookmark text:name="h_0"/>38 от 9 Май 2000г., изм. ДВ. бр.<text:bookmark text:name="h_1"/>83 от 10 Октомври 2000г.</text:p>
      <text:p text:style-name="P30"/>
      <text:p text:style-name="P27"><text:span text:style-name="T11">В наредбата са </text:span><text:span text:style-name="T12">у</text:span><text:span text:style-name="T11">поменати документи по които здравните работници извършват служебните си задължения, както и изискванията към тях и условията на труд.</text:span></text:p>
      <text:list xml:id="list3505331062" text:style-name="L3">
        <text:list-item>
          <text:p text:style-name="P33"><text:span text:style-name="T11">ЛИЧНА ЗДРАВНО-ПРОФИЛАКТИЧНА КАРТА</text:span></text:p>
          <text:p text:style-name="P33"><text:span text:style-name="T11"/></text:p>
        </text:list-item>
      </text:list>
      <text:p text:style-name="P22">От направеното проучване (разговори с няколко училищни медицински лица) <text:span text:style-name="T44">се установи, че </text:span>подобна система не се използва в страната, както и не ни е известно да съществува такава.</text:p>
      <text:p text:style-name="P23">Медицинските лица споделят, че <text:span text:style-name="T44">и</text:span>нформационна система, която да подпомогне работата им, ще е от изключителна важност, тъй като те са <text:span text:style-name="T45">задължени</text:span> да завеждат документация за всеки един ученик от учебното заведение, в което работят, както и да пресмятат и обработват информацията ръчно.</text:p>
      <text:p text:style-name="P23">В началото на в<text:span text:style-name="T46">ся</text:span>ка у<text:span text:style-name="T46">че</text:span>бна год<text:span text:style-name="T46">и</text:span>на <text:span text:style-name="T46">личните лекари на учениците предоставят на училищното медицинско лице информация за здравословното състояние на ученика под формата на </text:span><text:span text:style-name="T47">„Лична здравно профилактична карта“</text:span><text:span text:style-name="T46">. Въз основа на ЛЗПК, изпитванията на учителите по ФВС (с цел изследване на физическата дееспособност на учениците), </text:span><text:soft-page-break/><text:span text:style-name="T46">както и на допълнителни прегледи и нови медицински данни през учебната година, училищните медицински лица изчисляват, броят и попълват </text:span><text:span text:style-name="T47">„</text:span><text:span text:style-name="T49">Схема за анализ на здравословното състояние на учениците</text:span><text:span text:style-name="T48">“. </text:span><text:span text:style-name="T39">Това</text:span><text:span text:style-name="T50"> </text:span><text:span text:style-name="T39">значително утежнява работата им, както и предполага неточности на базата на човешка грешка при отчитане на резултатите.</text:span></text:p>
      <text:p text:style-name="P24"><text:span text:style-name="T39">С </text:span><text:span text:style-name="T37">разработването на Информационна система „Училищно здраве“, </text:span><text:span text:style-name="T40">се </text:span><text:span text:style-name="T37">предостав</text:span><text:span text:style-name="T40">я</text:span><text:span text:style-name="T37"> възможност личните лекари да попълват електронно данните за учениците, вместо да ги изпращат на хартиен носител до училищните медицински лица. </text:span><text:span text:style-name="T40">П</text:span><text:span text:style-name="T41">редостав</text:span><text:span text:style-name="T40">я</text:span><text:span text:style-name="T37"> възможност за добавяне, редактиране, изтриване и актуализиране на данните. Ръчното броене и изчисления </text:span><text:span text:style-name="T42">е</text:span><text:span text:style-name="T37"> автоматизирано, кат</text:span><text:span text:style-name="T40">о</text:span><text:span text:style-name="T37"> се предостав</text:span><text:span text:style-name="T40">я</text:span><text:span text:style-name="T37"> </text:span><text:span text:style-name="T43">опция</text:span><text:span text:style-name="T37"> и за разпечатка на хартиен носител, с цел документите да могат да бъдат предадени и в такъв вид на изискващите ги институции.</text:span></text:p>
      <text:p text:style-name="P25"/>
      <text:p text:style-name="P26"><text:span text:style-name="T37">Цели и задачи: <text:s/></text:span><text:span text:style-name="T23">Да се разработи единна информационна система за всички училищ</text:span><text:span text:style-name="T24">а</text:span><text:span text:style-name="T23"> в страната, която да облекчи работата на медицински</text:span><text:span text:style-name="T24">те</text:span><text:span text:style-name="T23"> лица. </text:span><text:span text:style-name="T24">Д</text:span><text:span text:style-name="T23">а централизира данните, да даде възможност на личните лекари да предават данните за пациентите си в електронен вид, както и да предоставя </text:span><text:span text:style-name="T25">актуална медицинска </text:span><text:span text:style-name="T23">информация на родителите на ученицит</text:span><text:span text:style-name="T26">е</text:span><text:span text:style-name="T23">. </text:span><text:span text:style-name="T24"><text:s/></text:span><text:span text:style-name="T27">Да се намали разхода на хартия, </text:span><text:span text:style-name="T28"><text:s/>което </text:span><text:span text:style-name="T29">спомага за опазването на околната среда </text:span><text:span text:style-name="T30">като в същото време </text:span><text:span text:style-name="T31">у</text:span><text:span text:style-name="T30">леснява преноса на информация</text:span><text:span text:style-name="T27">.</text:span><text:span text:style-name="T23"> </text:span></text:p>
      <text:p text:style-name="P20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2" fo:hyphenation-push-char-count="2"/>
    </style:style>
    <style:style style:name="Заглавие_20_2" style:display-name="Заглавие 2" style:family="paragraph" style:parent-style-name="Standard" style:next-style-name="Standard" style:default-outline-level="2">
      <style:paragraph-properties fo:margin-left="-0.0008in" fo:margin-right="0in" fo:hyphenation-ladder-count="no-limit" fo:text-indent="-0.0008in" style:auto-text-indent="false" fo:keep-with-next="always">
        <style:tab-stops/>
      </style:paragraph-properties>
      <style:text-properties style:font-name="Times New Roman" fo:font-family="'Times New Roman'" style:font-family-generic="roman" style:font-pitch="variable" fo:font-size="14pt" fo:language="bg" fo:country="BG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Списък_20_на_20_абзаци" style:display-name="Списък на абзаци" style:family="paragraph" style:parent-style-name="Standard">
      <style:paragraph-properties fo:margin-left="0.5in" fo:margin-right="0in" fo:hyphenation-ladder-count="no-limit" fo:text-indent="-0.0008in" style:auto-text-indent="false">
        <style:tab-stops/>
      </style:paragraph-properties>
      <style:text-properties fo:hyphenate="false" fo:hyphenation-remain-char-count="2" fo:hyphenation-push-char-count="2"/>
    </style:style>
    <style:style style:name="Шрифт_20_на_20_абзаца_20_по_20_подразбиране" style:display-name="Шрифт на абзаца по подразбиране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 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484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 fo:text-align="end">
          <style:list-level-label-alignment text:label-followed-by="listtab" fo:text-indent="-0.1252in" fo:margin-left="1.2484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484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2484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 fo:text-align="end">
          <style:list-level-label-alignment text:label-followed-by="listtab" fo:text-indent="-0.1252in" fo:margin-left="2.7484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3.2484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3.7484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 fo:text-align="end">
          <style:list-level-label-alignment text:label-followed-by="listtab" fo:text-indent="-0.1252in" fo:margin-left="4.2484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9:15:13.290905811</meta:creation-date>
    <meta:generator>LibreOffice/6.0.7.3$Linux_X86_64 LibreOffice_project/00m0$Build-3</meta:generator>
    <dc:date>2021-02-11T22:40:36.212326059</dc:date>
    <meta:editing-duration>PT14H51M20S</meta:editing-duration>
    <meta:editing-cycles>6</meta:editing-cycles>
    <meta:document-statistic meta:table-count="0" meta:image-count="0" meta:object-count="1" meta:page-count="5" meta:paragraph-count="49" meta:word-count="639" meta:character-count="4583" meta:non-whitespace-character-count="3869"/>
  </office:meta>
</office:document-meta>
</file>